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253cm" fo:margin-left="0cm" fo:margin-right="0.247cm" table:align="margins"/>
    </style:style>
    <style:style style:name="Table1.A" style:family="table-column">
      <style:table-column-properties style:column-width="0.771cm" style:rel-column-width="404*"/>
    </style:style>
    <style:style style:name="Table1.B" style:family="table-column">
      <style:table-column-properties style:column-width="1.707cm" style:rel-column-width="894*"/>
    </style:style>
    <style:style style:name="Table1.C" style:family="table-column">
      <style:table-column-properties style:column-width="6.775cm" style:rel-column-width="35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6pt" fo:font-style="italic" fo:font-weight="normal" style:font-name-asian="Times-Roman" style:font-size-asian="6pt" style:font-style-asian="italic" style:font-weight-asian="normal" style:font-name-complex="Times-Roman" style:font-size-complex="6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bold" style:font-name-asian="Times-Roman" style:font-size-asian="6pt" style:font-weight-asian="bold" style:font-name-complex="Times-Roman" style:font-size-complex="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7pt" fo:font-weight="bold" style:font-name-asian="Times-Roman" style:font-size-asian="7pt" style:font-weight-asian="bold" style:font-name-complex="Times-Roman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6pt" style:font-name-asian="Times-Roman" style:font-size-asian="6pt" style:font-name-complex="Times-Roman" style:font-size-complex="6pt"/>
    </style:style>
    <style:style style:name="P14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5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16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17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8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normal"/>
    </style:style>
    <style:style style:name="P19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2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6pt" style:font-size-asian="6pt" style:font-size-complex="6pt"/>
    </style:style>
    <style:style style:name="P22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23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24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28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paragraph-properties fo:break-before="column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ocura e Oferta</text:p>
      <text:p text:style-name="Standard"><draw:frame draw:style-name="fr1" draw:name="Object19" text:anchor-type="as-char" svg:width="3.709cm" svg:height="1.1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1" text:anchor-type="as-char" svg:width="2.644cm" svg:height="0.2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22" text:anchor-type="as-char" svg:width="2.642cm" svg:height="0.26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29">Contabilidade Nacional</text:p>
      <text:p text:style-name="Standard"><draw:frame draw:style-name="fr1" draw:name="Object23" text:anchor-type="as-char" svg:width="3.284cm" svg:height="0.56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1" text:anchor-type="as-char" svg:width="3.932cm" svg:height="0.56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2" text:anchor-type="as-char" svg:width="2.693cm" svg:height="0.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Object3" text:anchor-type="as-char" svg:y="0cm" svg:width="1.385cm" svg:height="0.23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4" text:anchor-type="as-char" svg:width="1.526cm" svg:height="0.23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1" draw:name="Object5" text:anchor-type="as-char" svg:width="2.044cm" svg:height="0.26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ct6" text:anchor-type="as-char" svg:width="2.381cm" svg:height="0.23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7" text:anchor-type="as-char" svg:width="1.49cm" svg:height="0.23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Object11" text:anchor-type="as-char" svg:width="1.379cm" svg:height="0.235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draw:name="Object10" text:anchor-type="as-char" svg:width="0.905cm" svg:height="0.23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Object9" text:anchor-type="as-char" svg:width="2.768cm" svg:height="0.235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8" text:anchor-type="as-char" svg:width="1.471cm" svg:height="0.23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ct12" text:anchor-type="as-char" svg:width="1.168cm" svg:height="0.265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1" draw:name="Object13" text:anchor-type="as-char" svg:width="1.341cm" svg:height="0.26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Object14" text:anchor-type="as-char" svg:width="2.806cm" svg:height="0.265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1" draw:name="Object15" text:anchor-type="as-char" svg:width="1.84cm" svg:height="0.29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Object16" text:anchor-type="as-char" svg:width="2.441cm" svg:height="0.265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1" draw:name="Object17" text:anchor-type="as-char" svg:width="4.311cm" svg:height="0.235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1" draw:name="Object18" text:anchor-type="as-char" svg:width="1.124cm" svg:height="0.235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1" draw:name="Object24" text:anchor-type="as-char" svg:width="7.124cm" svg:height="0.23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1" draw:name="Object20" text:anchor-type="as-char" svg:width="2.03cm" svg:height="0.23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9">Projecto</text:p>
      <text:p text:style-name="P29">Lei Betha:</text:p>
      <text:p text:style-name="P29"><text:span text:style-name="T2"><draw:frame draw:style-name="fr1" draw:name="Object25" text:anchor-type="as-char" svg:width="1.699cm" svg:height="0.499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9">Grau de Incerteza:</text:p>
      <text:p text:style-name="P29"><text:span text:style-name="T2"><draw:frame draw:style-name="fr1" draw:name="Object26" text:anchor-type="as-char" svg:width="0.977cm" svg:height="0.499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9">Variância:</text:p>
      <text:p text:style-name="P29"><text:span text:style-name="T2"><draw:frame draw:style-name="fr1" draw:name="Object27" text:anchor-type="as-char" svg:width="1.318cm" svg:height="0.549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9">Distribuição Normal:</text:p>
      <text:p text:style-name="P29"><text:span text:style-name="T2"><draw:frame draw:style-name="fr1" draw:name="Object28" text:anchor-type="as-char" svg:width="1.097cm" svg:height="0.497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9">Earn Value:</text:p>
      <text:p text:style-name="P24"><draw:frame draw:style-name="fr1" draw:name="Object34" text:anchor-type="as-char" svg:width="1.455cm" svg:height="0.235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4"><draw:frame draw:style-name="fr1" draw:name="Object35" text:anchor-type="as-char" svg:width="1.411cm" svg:height="0.23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><draw:frame draw:style-name="fr1" draw:name="Object33" text:anchor-type="as-char" svg:width="1.097cm" svg:height="0.49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4"><draw:frame draw:style-name="fr1" draw:name="Object32" text:anchor-type="as-char" svg:width="1.069cm" svg:height="0.49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4"><draw:frame draw:style-name="fr1" draw:name="Object31" text:anchor-type="as-char" svg:width="1.286cm" svg:height="0.497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4"><draw:frame draw:style-name="fr1" draw:name="Object30" text:anchor-type="as-char" svg:width="1.697cm" svg:height="0.235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4"><draw:frame draw:style-name="fr1" draw:name="Object29" text:anchor-type="as-char" svg:width="1.817cm" svg:height="0.235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Análise Financeira</text:p>
      <text:p text:style-name="P25">C-V-R</text:p>
      <text:p text:style-name="P28"><draw:frame draw:style-name="fr2" draw:name="Object36" text:anchor-type="as-char" svg:y="0cm" svg:width="4.242cm" svg:height="0.235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28"><draw:frame draw:style-name="fr1" draw:name="Object37" text:anchor-type="as-char" svg:width="1.002cm" svg:height="0.235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28"><draw:frame draw:style-name="fr1" draw:name="Object38" text:anchor-type="as-char" svg:width="1.923cm" svg:height="0.235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8"><draw:frame draw:style-name="fr1" draw:name="Object39" text:anchor-type="as-char" svg:width="1.445cm" svg:height="0.235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28"><draw:frame draw:style-name="fr1" draw:name="Object40" text:anchor-type="as-char" svg:width="2.193cm" svg:height="0.235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28"><draw:frame draw:style-name="fr1" draw:name="Object41" text:anchor-type="as-char" svg:width="1.674cm" svg:height="0.235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Ponto Morto Económico(Ponto Critico de Vendas - PME)</text:p>
      <text:p text:style-name="P28"><draw:frame draw:style-name="fr1" draw:name="Object43" text:anchor-type="as-char" svg:width="1.767cm" svg:height="0.242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3"><text:span text:style-name="T2"><draw:frame draw:style-name="fr1" draw:name="Object42" text:anchor-type="as-char" svg:width="1.266cm" svg:height="0.497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">Ponto Morto Financeiro (PMF)</text:p>
      <text:p text:style-name="P3"><text:span text:style-name="T2">Não considera as Amortizações e Provisões</text:span></text:p>
      <text:p text:style-name="P3"><text:span text:style-name="T2"/></text:p>
      <text:p text:style-name="P3">Grau de Alavanca Operacional (GAO)</text:p>
      <text:p text:style-name="P3"><text:span text:style-name="T2"><draw:frame draw:style-name="fr1" draw:name="Object44" text:anchor-type="as-char" svg:width="1.969cm" svg:height="0.559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"><text:span text:style-name="T2"><draw:frame draw:style-name="fr1" draw:name="Object45" text:anchor-type="as-char" svg:width="1.459cm" svg:height="0.559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"><text:span text:style-name="T2"><draw:frame draw:style-name="fr1" draw:name="Object46" text:anchor-type="as-char" svg:width="3.209cm" svg:height="0.265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">Grau de Alavanca Financeira (GAF)</text:p>
      <text:p text:style-name="P28"><draw:frame draw:style-name="fr1" draw:name="Object47" text:anchor-type="as-char" svg:width="2.06cm" svg:height="0.559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8"><draw:frame draw:style-name="fr1" draw:name="Object48" text:anchor-type="as-char" svg:width="1.466cm" svg:height="0.559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28"><draw:frame draw:style-name="fr1" draw:name="Object49" text:anchor-type="as-char" svg:width="3.286cm" svg:height="0.265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3">Grau Combinado de Alavanca (GCA)</text:p>
      <text:p text:style-name="P3"><text:span text:style-name="T2"><draw:frame draw:style-name="fr1" draw:name="Object50" text:anchor-type="as-char" svg:width="1.792cm" svg:height="0.235cm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32">Procura e Oferta</text:p>
      <text:p text:style-name="P3"><text:span text:style-name="T2">D = Demand = Procura</text:span></text:p>
      <text:p text:style-name="P3"><text:span text:style-name="T2">S = Supply = Oferta</text:span></text:p>
      <text:p text:style-name="P3"><text:span text:style-name="T2"><draw:frame draw:style-name="fr1" draw:name="Object51" text:anchor-type="as-char" svg:width="6.167cm" svg:height="0.265cm" draw:z-index="50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3"><text:span text:style-name="T2"><draw:frame draw:style-name="fr1" draw:name="Object52" text:anchor-type="as-char" svg:width="5.487cm" svg:height="0.265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">Contabilidade Nacional</text:p>
      <text:p text:style-name="P28">dPIB = Deflator do PIB</text:p>
      <text:p text:style-name="P28"><draw:frame draw:style-name="fr1" draw:name="Object53" text:anchor-type="as-char" svg:width="3.429cm" svg:height="0.265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><draw:frame draw:style-name="fr1" draw:name="Object54" text:anchor-type="as-char" svg:width="3.166cm" svg:height="0.265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28">IPC = Indicie de Preços no Consumidor</text:p>
      <text:p text:style-name="P28">PNB = Produto Nacional Bruto</text:p>
      <text:p text:style-name="P28">RRRM = Rendimentos Recebidos do Resto do Mundo </text:p>
      <text:p text:style-name="P28">RPRM = Rendimentos Pagos ao Resto do Mundo </text:p>
      <text:p text:style-name="P28">PIL = Produto Interno Liquido</text:p>
      <text:p text:style-name="P28">A = Amortizações</text:p>
      <text:p text:style-name="P28">PIB_{cf} = PIB a custo de factores (Produção)</text:p>
      <text:p text:style-name="P28">PIB_{pm} = PIB a preços de mercado (Vendas)</text:p>
      <text:p text:style-name="P28">Ti = Impostos indirectos (IVA, IUC, IMT)</text:p>
      <text:p text:style-name="P28">Z = Subsídios à Produção</text:p>
      <text:p text:style-name="P28">DI = Despesa Interna</text:p>
      <text:p text:style-name="P28">C = Consumo Privado</text:p>
      <text:p text:style-name="P28">G = Consumo Público</text:p>
      <text:p text:style-name="P28">I = Investimento</text:p>
      <text:p text:style-name="P28">Ex = Exportações</text:p>
      <text:p text:style-name="P28">Im = Importações</text:p>
      <text:p text:style-name="P28">FBCF = Formação Bruta de Capital Fixo</text:p>
      <text:p text:style-name="P28">VE = Variações de Existências</text:p>
      <text:p text:style-name="P28">PI = Procura Interna</text:p>
      <text:p text:style-name="P28">PE = Procura Externa</text:p>
      <text:p text:style-name="P28">PG = Procura Global</text:p>
      <text:p text:style-name="Standard"><draw:frame draw:style-name="fr1" draw:name="Object55" text:anchor-type="as-char" svg:width="1.168cm" svg:height="0.265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56" text:anchor-type="as-char" svg:width="1.312cm" svg:height="0.265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S = Salários</text:p>
      <text:p text:style-name="Standard">J = Juros</text:p>
      <text:p text:style-name="Standard">R = Rendas</text:p>
      <text:p text:style-name="Standard">L = Lucros</text:p>
      <text:p text:style-name="Standard">T = Impostos Directos (IRS,IRC)</text:p>
      <text:p text:style-name="Standard">TR = Transferências das Famílias</text:p>
      <text:p text:style-name="Standard">RE = Remessas vindas do Estrangeiro</text:p>
      <text:p text:style-name="Standard">S = Poupança</text:p>
      <text:p text:style-name="Standard"><text:span text:style-name="T1">Projecto</text:span></text:p>
      <text:p text:style-name="P31">a = tempo optimista estimado</text:p>
      <text:p text:style-name="P31">b = tempo pessimista estimado</text:p>
      <text:p text:style-name="P31">m = tempo provável estimado</text:p>
      <text:p text:style-name="P29">Distribuição Normal</text:p>
      <text:p text:style-name="P31">Z = valor tabelado</text:p>
      <text:p text:style-name="P31">X = tempo real em que acaba o projecto</text:p>
      <text:p text:style-name="P31">m = tempo médio da duração</text:p>
      <text:p text:style-name="P31"><draw:frame draw:style-name="fr1" draw:name="Object57" text:anchor-type="as-char" svg:width="0.34cm" svg:height="0.235cm" draw:z-index="56"><draw:object xlink:href="./Object 57" xlink:type="simple" xlink:show="embed" xlink:actuate="onLoad"/><draw:image xlink:href="./ObjectReplacements/Object 57" xlink:type="simple" xlink:show="embed" xlink:actuate="onLoad"/></draw:frame> = desvio padrão</text:p>
      <text:p text:style-name="P29">Earn Val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PV</text:p>
          </table:table-cell>
          <table:table-cell table:style-name="Table1.A1" office:value-type="string">
            <text:p text:style-name="P26">Planned Value</text:p>
          </table:table-cell>
          <table:table-cell table:style-name="Table1.A1" office:value-type="string">
            <text:p text:style-name="P26">Qual é o valor estimado do trabalho que está planeado realizar?</text:p>
          </table:table-cell>
        </table:table-row>
        <table:table-row>
          <table:table-cell table:style-name="Table1.A2" office:value-type="string">
            <text:p text:style-name="P25">EV</text:p>
          </table:table-cell>
          <table:table-cell table:style-name="Table1.A2" office:value-type="string">
            <text:p text:style-name="P26">Earned Value</text:p>
          </table:table-cell>
          <table:table-cell table:style-name="Table1.A2" office:value-type="string">
            <text:p text:style-name="P26">Qual é o valor estimado do trabalho que já efectuámos na realidade?</text:p>
          </table:table-cell>
        </table:table-row>
        <table:table-row>
          <table:table-cell table:style-name="Table1.A2" office:value-type="string">
            <text:p text:style-name="P25">AC</text:p>
          </table:table-cell>
          <table:table-cell table:style-name="Table1.A2" office:value-type="string">
            <text:p text:style-name="P26">Actual Cost</text:p>
          </table:table-cell>
          <table:table-cell table:style-name="Table1.A2" office:value-type="string">
            <text:p text:style-name="P26">Qual é o valor gasto com o trabalho que já efectuámos?</text:p>
          </table:table-cell>
        </table:table-row>
        <table:table-row>
          <table:table-cell table:style-name="Table1.A2" office:value-type="string">
            <text:p text:style-name="P25">BAC</text:p>
          </table:table-cell>
          <table:table-cell table:style-name="Table1.A2" office:value-type="string">
            <text:p text:style-name="P26">Budget at Completion </text:p>
          </table:table-cell>
          <table:table-cell table:style-name="Table1.A2" office:value-type="string">
            <text:p text:style-name="P26">Qual foi o valor orçamentado para o projecto que teremos de realizar? </text:p>
          </table:table-cell>
        </table:table-row>
        <table:table-row>
          <table:table-cell table:style-name="Table1.A2" office:value-type="string">
            <text:p text:style-name="P25">CV</text:p>
          </table:table-cell>
          <table:table-cell table:style-name="Table1.A2" office:value-type="string">
            <text:p text:style-name="P26">Cost Variance</text:p>
          </table:table-cell>
          <table:table-cell table:style-name="Table1.A2" office:value-type="string">
            <text:p text:style-name="P26">Se &lt; 0, estamos acima do budget, se &gt; 0 estamos abaixo do budget</text:p>
          </table:table-cell>
        </table:table-row>
        <table:table-row>
          <table:table-cell table:style-name="Table1.A2" office:value-type="string">
            <text:p text:style-name="P25">SV</text:p>
          </table:table-cell>
          <table:table-cell table:style-name="Table1.A2" office:value-type="string">
            <text:p text:style-name="P26">Schedule Variance</text:p>
          </table:table-cell>
          <table:table-cell table:style-name="Table1.A2" office:value-type="string">
            <text:p text:style-name="P26">Se &lt; 0, o projecto está atrasado face ao calendário, se &gt; 0 o projecto está adiantado face ao calendário </text:p>
          </table:table-cell>
        </table:table-row>
        <table:table-row>
          <table:table-cell table:style-name="Table1.A2" office:value-type="string">
            <text:p text:style-name="P25">CPI</text:p>
          </table:table-cell>
          <table:table-cell table:style-name="Table1.A2" office:value-type="string">
            <text:p text:style-name="P26">Cost Performance Index</text:p>
          </table:table-cell>
          <table:table-cell table:style-name="Table1.A2" office:value-type="string">
            <text:p text:style-name="P26">Por cada Euro gasto, estamos a obter x Euros de resultados. Os fundos utilizados estão ou não a ser bem utilizados. </text:p>
          </table:table-cell>
        </table:table-row>
        <table:table-row>
          <table:table-cell table:style-name="Table1.A2" office:value-type="string">
            <text:p text:style-name="P25">SPI</text:p>
          </table:table-cell>
          <table:table-cell table:style-name="Table1.A2" office:value-type="string">
            <text:p text:style-name="P26">Schedule Performance Index</text:p>
          </table:table-cell>
          <table:table-cell table:style-name="Table1.A2" office:value-type="string">
            <text:p text:style-name="P26">Estamos a progredir a x% da taxa planeada à partida</text:p>
          </table:table-cell>
        </table:table-row>
        <table:table-row>
          <table:table-cell table:style-name="Table1.A2" office:value-type="string">
            <text:p text:style-name="P25">EAC</text:p>
          </table:table-cell>
          <table:table-cell table:style-name="Table1.A2" office:value-type="string">
            <text:p text:style-name="P26">Estimate at Completion </text:p>
          </table:table-cell>
          <table:table-cell table:style-name="Table1.A2" office:value-type="string">
            <text:p text:style-name="P26">Qual a estimativa do custo do projecto na realidade? A partir de agora, quanto estimamos que poderá custar o projecto?</text:p>
          </table:table-cell>
        </table:table-row>
        <table:table-row>
          <table:table-cell table:style-name="Table1.A2" office:value-type="string">
            <text:p text:style-name="P25">ETC</text:p>
          </table:table-cell>
          <table:table-cell table:style-name="Table1.A2" office:value-type="string">
            <text:p text:style-name="P26">Estimate to Complete </text:p>
          </table:table-cell>
          <table:table-cell table:style-name="Table1.A2" office:value-type="string">
            <text:p text:style-name="P26">A partir de agora, quanto vai custar mais para finalizar o projecto?</text:p>
          </table:table-cell>
        </table:table-row>
        <table:table-row>
          <table:table-cell table:style-name="Table1.A2" office:value-type="string">
            <text:p text:style-name="P25">VAC</text:p>
          </table:table-cell>
          <table:table-cell table:style-name="Table1.A2" office:value-type="string">
            <text:p text:style-name="P26">Variance at Completion </text:p>
          </table:table-cell>
          <table:table-cell table:style-name="Table1.A2" office:value-type="string">
            <text:p text:style-name="P26">No fim do projecto, qual será o valor acima ou abaixo do orçamento? 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6pt" style:font-name-asian="OpenSymbol" style:font-size-asian="10.5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5386*" fo:start-indent="0cm" fo:end-indent="0cm"/>
          <style:column style:rel-width="5386*" fo:start-indent="0cm" fo:end-indent="0cm"/>
        </style:columns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Licenciatura Informática e Computadores :: Semestre IV :: EGP :: Folha de Apoio I</text:p>
      </style:header>
      <style:footer>
        <text:p text:style-name="MP2">Nuno Cancelo :: 31401 :: ISEL :: Semestre Verão :: Ano Lectivo 2009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8T14:44:03</meta:creation-date>
    <meta:editing-duration>PT00H01M16S</meta:editing-duration>
    <meta:editing-cycles>2</meta:editing-cycles>
    <meta:generator>OpenOffice.org/3.1$Linux OpenOffice.org_project/310m19$Build-9420</meta:generator>
    <meta:initial-creator>Nuno Cancelo</meta:initial-creator>
    <meta:document-statistic meta:table-count="1" meta:image-count="0" meta:object-count="57" meta:page-count="1" meta:paragraph-count="151" meta:word-count="476" meta:character-count="2694"/>
    <dc:date>2010-04-28T14:45:18</dc:date>
    <dc:creator>Nuno Cancelo</dc:cre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Elasticidade</math:mi>
            <math:mrow>
              <math:mrow>
                <math:mi math:fontstyle="italic">Procura</math:mi>
                <math:mo math:stretchy="false">=</math:mo>
                <math:msub>
                  <math:mi>E</math:mi>
                  <math:mi>D</math:mi>
                </math:msub>
              </math:mrow>
              <math:mo math:stretchy="false">=</math:mo>
              <math:mrow>
                <math:mi/>
                <math:mo math:stretchy="false">−</math:mo>
                <math:mfrac>
                  <math:mrow>
                    <math:mo math:stretchy="false">Δ</math:mo>
                    <math:mrow>
                      <math:msub>
                        <math:mi>Q</math:mi>
                        <math:mi>D</math:mi>
                      </math:msub>
                      <math:mo math:stretchy="false">∗</math:mo>
                      <math:mi>P</math:mi>
                    </math:mrow>
                  </math:mrow>
                  <math:mrow>
                    <math:mo math:stretchy="false">Δ</math:mo>
                    <math:mrow>
                      <math:mi>P</math:mi>
                      <math:mo math:stretchy="false">∗</math:mo>
                      <math:msub>
                        <math:mi>Q</math:mi>
                        <math:mi>D</math:mi>
                      </math:msub>
                    </math:mrow>
                  </math:mrow>
                </math:mfrac>
              </math:mrow>
            </math:mrow>
          </math:mrow>
        </math:mrow>
      </math:mtr>
      <math:mtr>
        <math:mrow>
          <math:mrow>
            <math:mi math:fontstyle="italic">Elasticidade</math:mi>
            <math:mrow>
              <math:mrow>
                <math:mi math:fontstyle="italic">Oferta</math:mi>
                <math:mo math:stretchy="false">=</math:mo>
                <math:msub>
                  <math:mi>E</math:mi>
                  <math:mi>S</math:mi>
                </math:msub>
              </math:mrow>
              <math:mo math:stretchy="false">=</math:mo>
              <math:mi/>
            </math:mrow>
            <math:mfrac>
              <math:mrow>
                <math:mo math:stretchy="false">Δ</math:mo>
                <math:mrow>
                  <math:msub>
                    <math:mi>Q</math:mi>
                    <math:mi>S</math:mi>
                  </math:msub>
                  <math:mo math:stretchy="false">∗</math:mo>
                  <math:mi>P</math:mi>
                </math:mrow>
              </math:mrow>
              <math:mrow>
                <math:mo math:stretchy="false">Δ</math:mo>
                <math:mrow>
                  <math:mi>P</math:mi>
                  <math:mo math:stretchy="false">∗</math:mo>
                  <math:msub>
                    <math:mi>Q</math:mi>
                    <math:mi>S</math:mi>
                  </math:msub>
                </math:mrow>
              </math:mrow>
            </math:mfrac>
          </math:mrow>
        </math:mrow>
      </math:mtr>
    </math:mtable>
    <math:annotation math:encoding="StarMath 5.0">alignL Elasticidade Procura = E_{D} = ~- {{%DELTA{Q_{D}} *P}over{%DELTA{P}*Q_{D}}} newline
alignL Elasticidade Oferta = E_{S} =  ~ {{%DELTA{Q_{S}} *P}over{%DELTA{P}*Q_{S}}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I</math:mi>
        <math:mo math:stretchy="false">=</math:mo>
        <math:mrow>
          <math:mrow>
            <math:mrow>
              <math:mi>C</math:mi>
              <math:mo math:stretchy="false">+</math:mo>
              <math:mi>G</math:mi>
            </math:mrow>
            <math:mo math:stretchy="false">+</math:mo>
            <math:mi>I</math:mi>
          </math:mrow>
          <math:mo math:stretchy="false">+</math:mo>
          <math:mi math:fontstyle="italic">Ex</math:mi>
        </math:mrow>
      </math:mrow>
      <math:mi>–</math:mi>
      <math:mi math:fontstyle="italic">Imp</math:mi>
    </math:mrow>
    <math:annotation math:encoding="StarMath 5.0">DI = C + G + I + Ex – Im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i math:fontstyle="italic">FBCF</math:mi>
        <math:mo math:stretchy="false">+</math:mo>
        <math:mi math:fontstyle="italic">VE</math:mi>
      </math:mrow>
    </math:mrow>
    <math:annotation math:encoding="StarMath 5.0">I =  FBCF +  V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PI</math:mi>
      <math:mo math:stretchy="false">=</math:mo>
      <math:mrow>
        <math:mrow>
          <math:mi>C</math:mi>
          <math:mo math:stretchy="false">+</math:mo>
          <math:mi>G</math:mi>
        </math:mrow>
        <math:mo math:stretchy="false">+</math:mo>
        <math:mi>I</math:mi>
      </math:mrow>
    </math:mrow>
    <math:annotation math:encoding="StarMath 5.0">PI = C + G + 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italic">PE</math:mi>
      <math:mo math:stretchy="false">=</math:mo>
      <math:mi math:fontstyle="italic">Ex</math:mi>
    </math:mrow>
    <math:annotation math:encoding="StarMath 5.0">PE = E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G</math:mi>
        <math:mo math:stretchy="false">=</math:mo>
        <math:mrow>
          <math:mi math:fontstyle="italic">PI</math:mi>
          <math:mo math:stretchy="false">+</math:mo>
          <math:mi math:fontstyle="italic">PE</math:mi>
        </math:mrow>
      </math:mrow>
      <math:mo math:stretchy="false">=</math:mo>
      <math:mrow>
        <math:mrow>
          <math:mrow>
            <math:mi>C</math:mi>
            <math:mo math:stretchy="false">+</math:mo>
            <math:mi>G</math:mi>
          </math:mrow>
          <math:mo math:stretchy="false">+</math:mo>
          <math:mi>I</math:mi>
        </math:mrow>
        <math:mo math:stretchy="false">+</math:mo>
        <math:mi math:fontstyle="italic">Ex</math:mi>
      </math:mrow>
    </math:mrow>
    <math:annotation math:encoding="StarMath 5.0">PG = PI + PE = C + G + I + E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row>
        <math:mi math:fontstyle="italic">PG</math:mi>
        <math:mo math:stretchy="false">−</math:mo>
        <math:mi math:fontstyle="italic">Imp</math:mi>
      </math:mrow>
    </math:mrow>
    <math:annotation math:encoding="StarMath 5.0">DI = PG - Imp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sub>
        <math:mi math:fontstyle="italic">PIB</math:mi>
        <math:mi math:fontstyle="italic">pm</math:mi>
      </math:msub>
    </math:mrow>
    <math:annotation math:encoding="StarMath 5.0">DI = PIB_{pm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DN</math:mi>
      <math:mo math:stretchy="false">=</math:mo>
      <math:msub>
        <math:mi math:fontstyle="italic">PNV</math:mi>
        <math:mi math:fontstyle="italic">pm</math:mi>
      </math:msub>
    </math:mrow>
    <math:annotation math:encoding="StarMath 5.0">DN = PNV_{pm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AB</math:mi>
        <math:mo math:stretchy="false">=</math:mo>
        <math:mrow>
          <math:mrow>
            <math:mrow>
              <math:mrow>
                <math:mi>S</math:mi>
                <math:mo math:stretchy="false">+</math:mo>
                <math:mi>J</math:mi>
              </math:mrow>
              <math:mo math:stretchy="false">+</math:mo>
              <math:mi>R</math:mi>
            </math:mrow>
            <math:mo math:stretchy="false">+</math:mo>
            <math:mi>L</math:mi>
          </math:mrow>
          <math:mo math:stretchy="false">+</math:mo>
          <math:mi>A</math:mi>
        </math:mrow>
      </math:mrow>
      <math:mo math:stretchy="false">=</math:mo>
      <math:msub>
        <math:mi math:fontstyle="italic">PIB</math:mi>
        <math:mi math:fontstyle="italic">cf</math:mi>
      </math:msub>
    </math:mrow>
    <math:annotation math:encoding="StarMath 5.0">VAB =  S + J + R + L + A = PIB_{cf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IL</math:mi>
        <math:mi math:fontstyle="italic">cf</math:mi>
      </math:msub>
      <math:mo math:stretchy="false">=</math:mo>
      <math:mrow>
        <math:mrow>
          <math:mo math:stretchy="false">∑</math:mo>
          <math:mi math:fontstyle="italic">VAB</math:mi>
        </math:mrow>
        <math:mo math:stretchy="false">−</math:mo>
        <math:mi>A</math:mi>
      </math:mrow>
    </math:mrow>
    <math:annotation math:encoding="StarMath 5.0">PIL_{cf} = sum{VAB } -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espesa</math:mi>
      <math:mi math:fontstyle="italic">Consumidor</math:mi>
      <math:mi math:fontstyle="normal">:</math:mi>
      <math:mrow>
        <math:mi>P</math:mi>
        <math:mo math:stretchy="false">∗</math:mo>
        <math:msub>
          <math:mi>Q</math:mi>
          <math:mi>d</math:mi>
        </math:msub>
      </math:mrow>
    </math:mrow>
    <math:annotation math:encoding="StarMath 5.0">Despesa Consumidor: P*Q_{d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N</math:mi>
        <math:mo math:stretchy="false">=</math:mo>
        <math:msub>
          <math:mi math:fontstyle="italic">PNL</math:mi>
          <math:mi math:fontstyle="italic">cf</math:mi>
        </math:msub>
      </math:mrow>
      <math:mo math:stretchy="false">=</math:mo>
      <math:mrow>
        <math:msub>
          <math:mi math:fontstyle="italic">PIL</math:mi>
          <math:mi math:fontstyle="italic">cf</math:mi>
        </math:msub>
        <math:mo math:stretchy="false">+</math:mo>
        <math:mi math:fontstyle="italic">REX</math:mi>
      </math:mrow>
    </math:mrow>
    <math:annotation math:encoding="StarMath 5.0">RN =  PNL_{cf} = PIL_{cf} + REX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D</math:mi>
        <math:mo math:stretchy="false">=</math:mo>
        <math:mi math:fontstyle="italic">RN</math:mi>
      </math:mrow>
      <math:mi>–</math:mi>
      <math:mi math:fontstyle="italic">lucros</math:mi>
      <math:mi math:fontstyle="italic">não</math:mi>
      <math:mrow>
        <math:mrow>
          <math:mrow>
            <math:mi math:fontstyle="italic">distribuidos</math:mi>
            <math:mo math:stretchy="false">−</math:mo>
            <math:mi>T</math:mi>
          </math:mrow>
          <math:mo math:stretchy="false">+</math:mo>
          <math:mi math:fontstyle="italic">TR</math:mi>
        </math:mrow>
        <math:mo math:stretchy="false">+</math:mo>
        <math:mtext>RE</math:mtext>
      </math:mrow>
    </math:mrow>
    <math:annotation math:encoding="StarMath 5.0">RD = RN – lucros não distribuidos - T + TR + "RE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i math:fontstyle="italic">RF</math:mi>
        <math:mo math:stretchy="false">−</math:mo>
        <math:mi>C</math:mi>
      </math:mrow>
    </math:mrow>
    <math:annotation math:encoding="StarMath 5.0">S = RF - C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O</math:mi>
        <math:mo math:stretchy="false">=</math:mo>
        <math:mi math:fontstyle="italic">Imp.</math:mi>
      </math:mrow>
      <math:mrow>
        <math:mi math:fontstyle="italic">Indirectos</math:mi>
        <math:mo math:stretchy="false">+</math:mo>
        <math:mi math:fontstyle="italic">Imp.</math:mi>
      </math:mrow>
      <math:mi math:fontstyle="italic">Directos</math:mi>
      <math:mi>–</math:mi>
      <math:mi>G</math:mi>
      <math:mi>–</math:mi>
      <math:mrow>
        <math:mi math:fontstyle="italic">Subs.</math:mi>
        <math:mo math:stretchy="false">−</math:mo>
        <math:mi math:fontstyle="italic">Tranf.</math:mi>
      </math:mrow>
      <math:mi math:fontstyle="italic">Interna</math:mi>
      <math:mi math:fontstyle="italic">Liq</math:mi>
      <math:mi>,</math:mi>
      <math:mi math:fontstyle="italic">Particulares</math:mi>
    </math:mrow>
    <math:annotation math:encoding="StarMath 5.0">SO = Imp. Indirectos + Imp. Directos – G – Subs. - Tranf. Interna Liq, Particulares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BTC</math:mi>
      <math:mo math:stretchy="false">=</math:mo>
      <math:mrow>
        <math:mrow>
          <math:mi math:fontstyle="italic">Ex</math:mi>
          <math:mo math:stretchy="false">+</math:mo>
          <math:mtext>RE</math:mtext>
        </math:mrow>
        <math:mo math:stretchy="false">−</math:mo>
        <math:mi math:fontstyle="italic">Imp</math:mi>
      </math:mrow>
    </math:mrow>
    <math:annotation math:encoding="StarMath 5.0">BTC = Ex + "RE" - Imp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i</math:mi>
          <math:mi>j</math:mi>
        </math:mrow>
      </math:msub>
      <math:mo math:stretchy="false">=</math:mo>
      <math:mfrac>
        <math:mrow>
          <math:mrow>
            <math:mi>a</math:mi>
            <math:mo math:stretchy="false">+</math:mo>
            <math:mrow>
              <math:mn>4</math:mn>
              <math:mo math:stretchy="false">∗</math:mo>
              <math:mi>m</math:mi>
            </math:mrow>
          </math:mrow>
          <math:mo math:stretchy="false">+</math:mo>
          <math:mi>b</math:mi>
        </math:mrow>
        <math:mn>6</math:mn>
      </math:mfrac>
    </math:mrow>
    <math:annotation math:encoding="StarMath 5.0">T_{{i}{j}} = { a + 4*m + b}over{6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frac>
        <math:mrow>
          <math:mi>b</math:mi>
          <math:mo math:stretchy="false">−</math:mo>
          <math:mi>a</math:mi>
        </math:mrow>
        <math:mn>6</math:mn>
      </math:mfrac>
    </math:mrow>
    <math:annotation math:encoding="StarMath 5.0">%sigma = {b - a}over{6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n>²</math:mn>
        <math:mo math:stretchy="false">=</math:mo>
        <math:mfenced math:open="" math:close="">
          <math:mfrac>
            <math:mrow>
              <math:mi>b</math:mi>
              <math:mo math:stretchy="false">−</math:mo>
              <math:mi>a</math:mi>
            </math:mrow>
            <math:mn>6</math:mn>
          </math:mfrac>
        </math:mfenced>
      </math:mrow>
      <math:mn>²</math:mn>
    </math:mrow>
    <math:annotation math:encoding="StarMath 5.0">{%sigma}² = left({b - a}over{6} right)²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frac>
        <math:mrow>
          <math:mi>X</math:mi>
          <math:mo math:stretchy="false">−</math:mo>
          <math:mi>m</math:mi>
        </math:mrow>
        <math:mo math:stretchy="false">σ</math:mo>
      </math:mfrac>
    </math:mrow>
    <math:annotation math:encoding="StarMath 5.0">Z = {X - m}over{%sigma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CV</math:mi>
      <math:mo math:stretchy="false">=</math:mo>
      <math:mrow>
        <math:mi math:fontstyle="italic">EV</math:mi>
        <math:mo math:stretchy="false">−</math:mo>
        <math:mi math:fontstyle="italic">AC</math:mi>
      </math:mrow>
    </math:mrow>
    <math:annotation math:encoding="StarMath 5.0">CV=EV - AC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Ponto</math:mi>
      <math:mi math:fontstyle="italic">de</math:mi>
      <math:mi math:fontstyle="italic">Equilíbrio</math:mi>
      <math:mi math:fontstyle="normal">:</math:mi>
      <math:mrow>
        <math:msub>
          <math:mi>Q</math:mi>
          <math:mi>D</math:mi>
        </math:msub>
        <math:mo math:stretchy="false">=</math:mo>
        <math:msub>
          <math:mi>Q</math:mi>
          <math:mi>S</math:mi>
        </math:msub>
      </math:mrow>
    </math:mrow>
    <math:annotation math:encoding="StarMath 5.0">Ponto de Equilíbrio: Q_{D}  = Q_{S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italic">SV</math:mi>
      <math:mo math:stretchy="false">=</math:mo>
      <math:mrow>
        <math:mi math:fontstyle="italic">EV</math:mi>
        <math:mo math:stretchy="false">−</math:mo>
        <math:mi math:fontstyle="italic">PV</math:mi>
      </math:mrow>
    </math:mrow>
    <math:annotation math:encoding="StarMath 5.0">SV= EV - PV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italic">CPI</math:mi>
      <math:mo math:stretchy="false">=</math:mo>
      <math:mfrac>
        <math:mi math:fontstyle="italic">EV</math:mi>
        <math:mi math:fontstyle="italic">AC</math:mi>
      </math:mfrac>
    </math:mrow>
    <math:annotation math:encoding="StarMath 5.0">CPI={EV}over{AC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 math:fontstyle="italic">SPI</math:mi>
      <math:mo math:stretchy="false">=</math:mo>
      <math:mfrac>
        <math:mi math:fontstyle="italic">EV</math:mi>
        <math:mi math:fontstyle="italic">PV</math:mi>
      </math:mfrac>
    </math:mrow>
    <math:annotation math:encoding="StarMath 5.0">SPI={EV}over{PV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 math:fontstyle="italic">EAC</math:mi>
      <math:mo math:stretchy="false">=</math:mo>
      <math:mfrac>
        <math:mi math:fontstyle="italic">BAC</math:mi>
        <math:mi math:fontstyle="italic">CPI</math:mi>
      </math:mfrac>
    </math:mrow>
    <math:annotation math:encoding="StarMath 5.0">EAC={BAC}over{CPI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italic">ETC</math:mi>
      <math:mo math:stretchy="false">=</math:mo>
      <math:mrow>
        <math:mi math:fontstyle="italic">EAC</math:mi>
        <math:mo math:stretchy="false">−</math:mo>
        <math:mi math:fontstyle="italic">AC</math:mi>
      </math:mrow>
    </math:mrow>
    <math:annotation math:encoding="StarMath 5.0">ETC=EAC-AC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italic">VAC</math:mi>
      <math:mo math:stretchy="false">=</math:mo>
      <math:mrow>
        <math:mi math:fontstyle="italic">BAC</math:mi>
        <math:mo math:stretchy="false">−</math:mo>
        <math:mi math:fontstyle="italic">EAC</math:mi>
      </math:mrow>
    </math:mrow>
    <math:annotation math:encoding="StarMath 5.0">VAC=BAC-EAC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esultado</math:mi>
        <math:mo math:stretchy="false">=</math:mo>
        <math:mi math:fontstyle="italic">Vendas</math:mi>
      </math:mrow>
      <math:mi>–</math:mi>
      <math:mi math:fontstyle="italic">Custos</math:mi>
      <math:mi math:fontstyle="italic">operacionais</math:mi>
      <math:mi math:fontstyle="italic">totais</math:mi>
    </math:mrow>
    <math:annotation math:encoding="StarMath 5.0">Resultado = Vendas – Custos operacionais totais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i>V</math:mi>
      </math:mrow>
      <math:mi>–</math:mi>
      <math:mi>C</math:mi>
    </math:mrow>
    <math:annotation math:encoding="StarMath 5.0">R = V – C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row>
          <math:mi>p</math:mi>
          <math:mo math:stretchy="false">∗</math:mo>
          <math:mi>Q</math:mi>
        </math:mrow>
      </math:mrow>
      <math:mi>–</math:mi>
      <math:mrow>
        <math:mrow>
          <math:mi>c</math:mi>
          <math:mo math:stretchy="false">∗</math:mo>
          <math:mi>Q</math:mi>
        </math:mrow>
        <math:mo math:stretchy="false">+</math:mo>
        <math:mi math:fontstyle="italic">Cf</math:mi>
      </math:mrow>
    </math:mrow>
    <math:annotation math:encoding="StarMath 5.0">R= p*Q – c*Q + Cf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i>p</math:mi>
        <math:mo math:stretchy="false">∗</math:mo>
        <math:mi>Q</math:mi>
      </math:mrow>
      <math:mo math:stretchy="false">=</math:mo>
      <math:mi math:fontstyle="italic">Vendas</math:mi>
    </math:mrow>
    <math:annotation math:encoding="StarMath 5.0">p*Q  = Venda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PIB</math:mi>
        <math:mo math:stretchy="false">=</math:mo>
        <math:mrow>
          <math:mfrac>
            <math:msub>
              <math:mi math:fontstyle="italic">PIB</math:mi>
              <math:mi math:fontstyle="italic">nominal</math:mi>
            </math:msub>
            <math:msub>
              <math:mi math:fontstyle="italic">PIB</math:mi>
              <math:mi math:fontstyle="italic">real</math:mi>
            </math:msub>
          </math:mfrac>
          <math:mo math:stretchy="false">∗</math:mo>
          <math:mn>100</math:mn>
        </math:mrow>
      </math:mrow>
      <math:mo math:stretchy="false">=</math:mo>
      <math:mrow>
        <math:mfrac>
          <math:msub>
            <math:mi math:fontstyle="italic">PIB</math:mi>
            <math:mi math:fontstyle="italic">cf</math:mi>
          </math:msub>
          <math:msub>
            <math:mi math:fontstyle="italic">PIB</math:mi>
            <math:mi math:fontstyle="italic">pc</math:mi>
          </math:msub>
        </math:mfrac>
        <math:mo math:stretchy="false">∗</math:mo>
        <math:mn>100</math:mn>
      </math:mrow>
    </math:mrow>
    <math:annotation math:encoding="StarMath 5.0">dPIB = {PIB_{nominal} over PIB_{real}} * 100 = {PIB_{cf} over PIB_{pc}} * 100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∗</math:mo>
          <math:mi>Q</math:mi>
        </math:mrow>
        <math:mo math:stretchy="false">=</math:mo>
        <math:mi math:fontstyle="italic">Custos</math:mi>
      </math:mrow>
      <math:mi math:fontstyle="italic">Variáveis</math:mi>
    </math:mrow>
    <math:annotation math:encoding="StarMath 5.0">c*Q = Custos Variáveis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f</math:mi>
        <math:mo math:stretchy="false">=</math:mo>
        <math:mi math:fontstyle="italic">Custos</math:mi>
      </math:mrow>
      <math:mi math:fontstyle="italic">fixos</math:mi>
    </math:mrow>
    <math:annotation math:encoding="StarMath 5.0">Cf = Custos fixos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row>
        <math:mrow>
          <math:mrow>
            <math:mo math:stretchy="false">(</math:mo>
            <math:mrow>
              <math:mi>p</math:mi>
              <math:mi>–</math:mi>
              <math:mi>c</math:mi>
            </math:mrow>
            <math:mo math:stretchy="false">)</math:mo>
          </math:mrow>
          <math:mo math:stretchy="false">∗</math:mo>
          <math:mi>Q</math:mi>
        </math:mrow>
        <math:mo math:stretchy="false">−</math:mo>
        <math:mi math:fontstyle="italic">Cf</math:mi>
      </math:mrow>
    </math:mrow>
    <math:annotation math:encoding="StarMath 5.0">R = (p – c) * Q - Cf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M</math:mi>
        <math:mi>q</math:mi>
      </math:msub>
      <math:mo math:stretchy="false">=</math:mo>
      <math:mfrac>
        <math:mi math:fontstyle="italic">Cf</math:mi>
        <math:mrow>
          <math:mi>p</math:mi>
          <math:mo math:stretchy="false">−</math:mo>
          <math:mi>c</math:mi>
        </math:mrow>
      </math:mfrac>
    </math:mrow>
    <math:annotation math:encoding="StarMath 5.0">PM_{q} = {Cf}over{p-c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 math:fontstyle="italic">GAO</math:mi>
      <math:mo math:stretchy="false">=</math:mo>
      <math:mfrac>
        <math:mrow>
          <math:mo math:stretchy="false">Δ</math:mo>
          <math:mrow>
            <math:msub>
              <math:mi math:fontstyle="italic">RO</math:mi>
              <math:mi>n</math:mi>
            </math:msub>
            <math:mo math:stretchy="false">∗</math:mo>
            <math:msub>
              <math:mi>V</math:mi>
              <math:mi math:fontstyle="italic">base</math:mi>
            </math:msub>
          </math:mrow>
        </math:mrow>
        <math:mrow>
          <math:mo math:stretchy="false">Δ</math:mo>
          <math:mrow>
            <math:msub>
              <math:mi>V</math:mi>
              <math:mi>n</math:mi>
            </math:msub>
            <math:mo math:stretchy="false">∗</math:mo>
            <math:msub>
              <math:mi math:fontstyle="italic">RO</math:mi>
              <math:mi math:fontstyle="italic">base</math:mi>
            </math:msub>
          </math:mrow>
        </math:mrow>
      </math:mfrac>
    </math:mrow>
    <math:annotation math:encoding="StarMath 5.0">GAO = {%DELTA{RO_{n}*V_{base}}}over{%DELTA{V_{n}}*RO_{base}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 math:fontstyle="italic">GAO</math:mi>
      <math:mo math:stretchy="false">=</math:mo>
      <math:mfrac>
        <math:msub>
          <math:mi math:fontstyle="italic">MC</math:mi>
          <math:mi math:fontstyle="italic">base</math:mi>
        </math:msub>
        <math:msub>
          <math:mi math:fontstyle="italic">RO</math:mi>
          <math:mi math:fontstyle="italic">base</math:mi>
        </math:msub>
      </math:mfrac>
    </math:mrow>
    <math:annotation math:encoding="StarMath 5.0">GAO = {MC_{base}}over{RO_{base}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O</math:mi>
        <math:mi>n</math:mi>
      </math:msub>
      <math:mo math:stretchy="false">=</math:mo>
      <math:mrow>
        <math:mrow>
          <math:mo math:stretchy="false">(</math:mo>
          <math:mrow>
            <math:mrow>
              <math:msub>
                <math:mi math:fontstyle="italic">GAO</math:mi>
                <math:mi math:fontstyle="italic">base</math:mi>
              </math:msub>
              <math:mo math:stretchy="false">∗</math:mo>
              <math:mo math:stretchy="false">Δ</math:mo>
            </math:mrow>
            <math:mrow>
              <math:mtext>%V</math:mtext>
              <math:mo math:stretchy="false">+</math:mo>
              <math:mn>1</math:mn>
            </math:mrow>
          </math:mrow>
          <math:mo math:stretchy="false">)</math:mo>
        </math:mrow>
        <math:mo math:stretchy="false">∗</math:mo>
        <math:msub>
          <math:mi math:fontstyle="italic">RO</math:mi>
          <math:mi math:fontstyle="italic">base</math:mi>
        </math:msub>
      </math:mrow>
    </math:mrow>
    <math:annotation math:encoding="StarMath 5.0">RO_{n} = ( {GAO_{base}*%DELTA"%V" +1} )* {RO_{base}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italic">GAF</math:mi>
      <math:mo math:stretchy="false">=</math:mo>
      <math:mfrac>
        <math:mrow>
          <math:mo math:stretchy="false">Δ</math:mo>
          <math:mrow>
            <math:msub>
              <math:mi math:fontstyle="italic">RL</math:mi>
              <math:mi>n</math:mi>
            </math:msub>
            <math:mo math:stretchy="false">∗</math:mo>
            <math:msub>
              <math:mi math:fontstyle="italic">RO</math:mi>
              <math:mi math:fontstyle="italic">base</math:mi>
            </math:msub>
          </math:mrow>
        </math:mrow>
        <math:mrow>
          <math:mo math:stretchy="false">Δ</math:mo>
          <math:mrow>
            <math:msub>
              <math:mi math:fontstyle="italic">RO</math:mi>
              <math:mi>n</math:mi>
            </math:msub>
            <math:mo math:stretchy="false">∗</math:mo>
            <math:msub>
              <math:mi math:fontstyle="italic">RL</math:mi>
              <math:mi math:fontstyle="italic">base</math:mi>
            </math:msub>
          </math:mrow>
        </math:mrow>
      </math:mfrac>
    </math:mrow>
    <math:annotation math:encoding="StarMath 5.0">GAF = {%DELTA{RL_{n}}*RO_{base}}over{%DELTA{RO_{n}}*RL_{base}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italic">GAF</math:mi>
      <math:mo math:stretchy="false">=</math:mo>
      <math:mfrac>
        <math:msub>
          <math:mi math:fontstyle="italic">RO</math:mi>
          <math:mi math:fontstyle="italic">base</math:mi>
        </math:msub>
        <math:msub>
          <math:mi math:fontstyle="italic">RAI</math:mi>
          <math:mi math:fontstyle="italic">base</math:mi>
        </math:msub>
      </math:mfrac>
    </math:mrow>
    <math:annotation math:encoding="StarMath 5.0">GAF = {RO_{base}}over{RAI_{base}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L</math:mi>
        <math:mi>n</math:mi>
      </math:msub>
      <math:mo math:stretchy="false">=</math:mo>
      <math:mrow>
        <math:mrow>
          <math:mo math:stretchy="false">(</math:mo>
          <math:mrow>
            <math:mrow>
              <math:msub>
                <math:mi math:fontstyle="italic">GAF</math:mi>
                <math:mi math:fontstyle="italic">base</math:mi>
              </math:msub>
              <math:mo math:stretchy="false">∗</math:mo>
              <math:mo math:stretchy="false">Δ</math:mo>
            </math:mrow>
            <math:mtext>%</math:mtext>
            <math:mrow>
              <math:mi math:fontstyle="italic">RO</math:mi>
              <math:mo math:stretchy="false">+</math:mo>
              <math:mn>1</math:mn>
            </math:mrow>
          </math:mrow>
          <math:mo math:stretchy="false">)</math:mo>
        </math:mrow>
        <math:mo math:stretchy="false">∗</math:mo>
        <math:msub>
          <math:mi math:fontstyle="italic">RL</math:mi>
          <math:mi math:fontstyle="italic">base</math:mi>
        </math:msub>
      </math:mrow>
    </math:mrow>
    <math:annotation math:encoding="StarMath 5.0">RL_{n} = ( GAF_{base}*%DELTA"%"RO +1 )*RL_{base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Taxa</math:mi>
      <math:mi math:fontstyle="italic">de</math:mi>
      <math:mi math:fontstyle="italic">Inflação</math:mi>
      <math:mi math:fontstyle="normal">:</math:mi>
      <math:mrow>
        <math:mfrac>
          <math:mrow>
            <math:msub>
              <math:mi math:fontstyle="italic">IPC</math:mi>
              <math:mi math:fontstyle="italic">AnoX</math:mi>
            </math:msub>
            <math:mi>–</math:mi>
            <math:msub>
              <math:mi math:fontstyle="italic">IPC</math:mi>
              <math:mi math:fontstyle="italic">AnoBase</math:mi>
            </math:msub>
          </math:mrow>
          <math:msub>
            <math:mi math:fontstyle="italic">IPC</math:mi>
            <math:mi math:fontstyle="italic">AnoBase</math:mi>
          </math:msub>
        </math:mfrac>
        <math:mo math:stretchy="false">∗</math:mo>
        <math:mn>100</math:mn>
      </math:mrow>
      <math:mtext/>
    </math:mrow>
    <math:annotation math:encoding="StarMath 5.0">Taxa de Inflação: {IPC_{AnoX} – IPC_{AnoBase}}over{IPC_{AnoBase}} * 100%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italic">GCA</math:mi>
      <math:mo math:stretchy="false">=</math:mo>
      <math:mrow>
        <math:mi math:fontstyle="italic">GAO</math:mi>
        <math:mo math:stretchy="false">∗</math:mo>
        <math:mi math:fontstyle="italic">GAF</math:mi>
      </math:mrow>
    </math:mrow>
    <math:annotation math:encoding="StarMath 5.0">GCA = GAO * GAF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Q</math:mi>
          <math:mi>D</math:mi>
        </math:msub>
        <math:mo math:stretchy="false">=</math:mo>
        <math:mrow>
          <math:mi math:fontstyle="italic">Valor</math:mi>
          <math:mi math:fontstyle="italic">da</math:mi>
          <math:mi math:fontstyle="italic">Procura</math:mi>
          <math:mi math:fontstyle="italic">quando</math:mi>
          <math:mi>o</math:mi>
          <math:mi math:fontstyle="italic">preço</math:mi>
          <math:mi>é</math:mi>
          <math:mi math:fontstyle="italic">Zero</math:mi>
        </math:mrow>
      </math:mrow>
      <math:mi>–</math:mi>
      <math:mrow>
        <math:msub>
          <math:mi>Q</math:mi>
          <math:mi>D</math:mi>
        </math:msub>
        <math:mi math:fontstyle="italic">de</math:mi>
        <math:mi math:fontstyle="italic">um</math:mi>
        <math:mi math:fontstyle="italic">dado</math:mi>
        <math:mi math:fontstyle="italic">Preço</math:mi>
      </math:mrow>
    </math:mrow>
    <math:annotation math:encoding="StarMath 5.0">%DELTA{Q_{D}} = {Valor da Procura quando o preço é Zero} – {Q_{D} de um dado Preço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Q</math:mi>
          <math:mi>P</math:mi>
        </math:msub>
        <math:mo math:stretchy="false">=</math:mo>
        <math:mrow>
          <math:mrow>
            <math:mi math:fontstyle="italic">Valor</math:mi>
            <math:mi math:fontstyle="italic">da</math:mi>
            <math:mi math:fontstyle="italic">Preço</math:mi>
            <math:mi math:fontstyle="italic">quando</math:mi>
            <math:mi>o</math:mi>
            <math:mi>a</math:mi>
            <math:mi math:fontstyle="italic">Procura</math:mi>
            <math:mi>é</math:mi>
            <math:mi math:fontstyle="italic">Zero</math:mi>
          </math:mrow>
          <math:mo math:stretchy="false">−</math:mo>
          <math:mrow>
            <math:mi math:fontstyle="italic">dado</math:mi>
            <math:mi math:fontstyle="italic">Preço</math:mi>
          </math:mrow>
        </math:mrow>
      </math:mrow>
    </math:mrow>
    <math:annotation math:encoding="StarMath 5.0">%DELTA{Q_{P}} = {Valor da Preço quando o a Procura é Zero}  - {dado Preço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IB</math:mi>
          <math:mi math:fontstyle="italic">nominal</math:mi>
        </math:msub>
        <math:mo math:stretchy="false">=</math:mo>
        <math:mi math:fontstyle="italic">PIB</math:mi>
      </math:mrow>
      <math:mi math:fontstyle="italic">preços</math:mi>
      <math:mrow>
        <math:mi math:fontstyle="italic">correntes</math:mi>
        <math:mo math:stretchy="false">=</math:mo>
        <math:mi math:fontstyle="italic">PQ</math:mi>
      </math:mrow>
    </math:mrow>
    <math:annotation math:encoding="StarMath 5.0">PIB_{nominal} = PIB preços correntes = PQ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IB</math:mi>
          <math:mi math:fontstyle="italic">real</math:mi>
        </math:msub>
        <math:mo math:stretchy="false">=</math:mo>
        <math:mi math:fontstyle="italic">PIB</math:mi>
      </math:mrow>
      <math:mi math:fontstyle="italic">preços</math:mi>
      <math:mrow>
        <math:mi math:fontstyle="italic">constantes</math:mi>
        <math:mo math:stretchy="false">=</math:mo>
        <math:mi>Q</math:mi>
      </math:mrow>
    </math:mrow>
    <math:annotation math:encoding="StarMath 5.0">PIB_{real} = PIB preços constantes = Q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sub>
        <math:mi math:fontstyle="italic">PIB</math:mi>
        <math:mi math:fontstyle="italic">pm</math:mi>
      </math:msub>
    </math:mrow>
    <math:annotation math:encoding="StarMath 5.0">DI = PIB_{pm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italic">DN</math:mi>
      <math:mo math:stretchy="false">=</math:mo>
      <math:msub>
        <math:mi math:fontstyle="italic">PNB</math:mi>
        <math:mi math:fontstyle="italic">pm</math:mi>
      </math:msub>
    </math:mrow>
    <math:annotation math:encoding="StarMath 5.0">DN = PNB_{pm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PNB</math:mi>
            <math:mo math:stretchy="false">=</math:mo>
            <math:mrow>
              <math:mrow>
                <math:mi math:fontstyle="italic">PIB</math:mi>
                <math:mo math:stretchy="false">+</math:mo>
                <math:mi math:fontstyle="italic">RRRM</math:mi>
              </math:mrow>
              <math:mo math:stretchy="false">+</math:mo>
              <math:mi math:fontstyle="italic">RPRM</math:mi>
            </math:mrow>
          </math:mrow>
        </math:mrow>
      </math:mtr>
      <math:mtr>
        <math:mrow>
          <math:mrow>
            <math:mi math:fontstyle="italic">REX</math:mi>
            <math:mo math:stretchy="false">=</math:mo>
            <math:mrow>
              <math:mi math:fontstyle="italic">RRRM</math:mi>
              <math:mo math:stretchy="false">−</math:mo>
              <math:mi math:fontstyle="italic">RPRM</math:mi>
            </math:mrow>
          </math:mrow>
        </math:mrow>
      </math:mtr>
    </math:mtable>
    <math:annotation math:encoding="StarMath 5.0">alignL PNB = PIB + RRRM + RPRM newline
alignL REX = RRRM - RPRM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IL</math:mi>
        <math:mo math:stretchy="false">=</math:mo>
        <math:mi math:fontstyle="italic">PIB</math:mi>
      </math:mrow>
      <math:mi>–</math:mi>
      <math:mi>A</math:mi>
    </math:mrow>
    <math:annotation math:encoding="StarMath 5.0">PIL = PIB – 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NL</math:mi>
        <math:mo math:stretchy="false">=</math:mo>
        <math:mi math:fontstyle="italic">PNB</math:mi>
      </math:mrow>
      <math:mi>–</math:mi>
      <math:mi>A</math:mi>
    </math:mrow>
    <math:annotation math:encoding="StarMath 5.0">PNL = PNB – 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IB</math:mi>
        <math:mi math:fontstyle="italic">pm</math:mi>
      </math:msub>
      <math:mo math:stretchy="false">=</math:mo>
      <math:mrow>
        <math:mrow>
          <math:msub>
            <math:mi math:fontstyle="italic">PIB</math:mi>
            <math:mi math:fontstyle="italic">cf</math:mi>
          </math:msub>
          <math:mo math:stretchy="false">+</math:mo>
          <math:mi math:fontstyle="italic">Ti</math:mi>
        </math:mrow>
        <math:mo math:stretchy="false">+</math:mo>
        <math:mi>Z</math:mi>
      </math:mrow>
    </math:mrow>
    <math:annotation math:encoding="StarMath 5.0">PIB_{pm} = PIB_{cf} + Ti + Z</math:annotation>
  </math:semantics>
</math:math>
</file>